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style:style>
  </office:automatic-styles>
  <office:body>
    <office:text>
      <text:p text:style-name="P1"><text:span text:style-name="T1"/></text:p>
      <text:p text:style-name="P1"><text:span text:style-name="T2">Ovaj Kviz je zami</text:span><text:span text:style-name="T3">šljen kao kviz koji iz cjeloukupnog fonda pitanja nasumično odabire 10 pitanja, i nakon svakog odgovorenog pitaja daje ispis je li odgovor točan ili netočan(taj ispis traje 1,5 sekundi) i nakon završetka kviza ispisuje na koliko pitanja je točno odgovoreno.</text:span></text:p>
      <text:p text:style-name="P1"><text:span text:style-name="T4"/></text:p>
      <text:p text:style-name="P1"><text:span text:style-name="T5">To do list:</text:span></text:p>
      <text:list text:style-name="L2">
        <text:list-item>
          <text:p text:style-name="P2"><text:span text:style-name="T5">dodati redne brojeve pitanjima da korisnik zna koliko ima pitanja do kraja </text:span></text:p>
        </text:list-item>
        <text:list-item>
          <text:p text:style-name="P2"><text:span text:style-name="T5">ubaciti multimedijske elemente: umjesto nekih pitanja mo</text:span><text:span text:style-name="T6">že biti prikazana slika pa upit što se nalazi na slici, što slika prikazuje i sl.. Također odgovori mogu biti promjenjenjeni da se ne odgovara odabirom 1-4 tipke na tipkovnici već klikom na pripradni gumb. Svaki odgovor možemo prikazati kao gumb čiji je tekst ustvari tekst pitanja.<text:s text:c="2"/></text:span></text:p>
        </text:list-item>
        <text:list-item>
          <text:p text:style-name="P2"><text:span text:style-name="T7">mo</text:span><text:span text:style-name="T8">že se dodati čekanje ne samo na ispis je li pitanje točno/netočno već i na samo odgovaranje na pitanje. Npr ograničiti vrijeme za davanje odgovora na 5 sekundi</text:span></text:p>
        </text:list-item>
        <text:list-item>
          <text:p text:style-name="P2"><text:span text:style-name="T9">uvesti novi sustav bodovanja. To</text:span><text:span text:style-name="T10">čan odgovor: ukoliko je dan u prvoj sekundi nosi 5 bodova, u 2 sek nosi 4 boda, itd.., u 5 sekundi nosi 1 bod. Ako na pitanje nije odgovoreno unutar 5 sekundi 0 bodova i prelazak na iduće pitanje. Pogrešan odgovor nosi -1 bod. Na kraju se ispisuje ukupan ostvaren broj bodova.</text:span></text:p>
        </text:list-item>
        <text:list-item>
          <text:p text:style-name="P2"><text:span text:style-name="T11">omogu</text:span><text:span text:style-name="T12">ćiti upis na rang listu 10 najboljih bodova<text:s/></text:span><text:span text:style-name="T13"/></text:p>
        </text:list-item>
      </text:list>
      <text:p text:style-name="P3"><text:span text:style-name="T13"/></text:p>
      <text:p text:style-name="P3"><text:span text:style-name="T14"/></text:p>
      <text:p text:style-name="P3"><text:span text:style-name="T14">Znači riješio sam problem dodavanja rednih brojeva na pitanja. To je bilo neočekivano lagano jednom kada sam se upoznao s programskim kodom.</text:span></text:p>
      <text:p text:style-name="P3"><text:span text:style-name="T14"/></text:p>
      <text:p text:style-name="P3"><text:span text:style-name="T14">Također sam ubacio pitanja sa slikama. Tri takva pitanja sam ubacio da bi ipak malo digli vjerojatnost da neko od tih pitanja bude izabrano. Slike bi trebale biti dostupne u data </text:span></text:p>
      <text:p text:style-name="P3"><text:span text:style-name="T14">folderu, ali i ako nisu ostavio sam ih i main folderu za svaki slučaj.</text:span></text:p>
      <text:p text:style-name="P3"><text:span text:style-name="T14"/></text:p>
      <text:p text:style-name="P3"><text:span text:style-name="T14">Isto tako sam omogućio davanje odgovora na gumb. Gumb je ustvari obični zelenkasti (bezveze sam upisa rgb i boja mi se svidjela) pravokutnik. Stavio sam da je gumb dosta velik da tekst ne bi ispao iz njega. No ako je odgovor jako dug moglo bi se dogoditi. Funkcionalnost nije savršena jer se miš ne smije pomaknut izvan pravokutnika tijekom ispisa(odgovor je točan/netočan) jer se onda izmijeni u skladu s trenutnom pozicijom.</text:span></text:p>
      <text:p text:style-name="P3"><text:span text:style-name="T14"/></text:p>
      <text:p text:style-name="P3"><text:span text:style-name="T14">Edit: Problem s gumbom sam riješio, bilo je prilično trivijalno ustvari(slučajno sam stavio update(mouseX, mouseY)) izvan switcha. No i dalje<text:s text:c="2"/>mislim da je zabavan bug.</text:span></text:p>
      <text:p text:style-name="P3"><text:span text:style-name="T14"/></text:p>
      <text:p text:style-name="P3"><text:span text:style-name="T14">Sveukupno gumbi su bili dosta zahtjevni za dodat jer sam morao i pisat nove funkcije i dodavat nove varijable, a i mijenjat postojeće. Rekao bih da je najveći problem bio mijenjat postojeće funkcije bez da se nešto ne uprska.</text:span></text:p>
      <text:p text:style-name="P3"><text:span text:style-name="T14"/></text:p>
      <text:p text:style-name="P3"><text:span text:style-name="T14">Na kraju sam dodao i rang listu. Za to sam morao dodati još nova stanja i malo se obrazovati kako se točno radi s datotekama. Htio sam da bude spremljeno i nakon zatvaranja prozora pa sam to napravio kao jednostavnu datoteku.</text:span></text:p>
      <text:p text:style-name="P3"><text:span text:style-name="T14">Funkcionira tako da se upisuju slova (key &gt;= 'a' &amp;&amp; key &lt;= 'z') dok se ne upiše znak '.'. Onda se nova lista sprema nazad u datoteku. Umjesto za 10 igrača napravio sam za 3 čisto da bi je mogao ispuniti dok sam provjeravao radi li.</text:span></text:p>
      <text:p text:style-name="P3"><text:span text:style-name="T14"/></text:p>
      <text:p text:style-name="P3"><text:span text:style-name="T14">Tu je već bilo prošlo sveukupno valjda 12h(nisam siguran, ali otprilike sam pisao 3 dana po 4h). Od inicijalnih zadataka nisam stigao napraviti ova dva zadatka (onaj koji ograničava osobi da odgovori na pitanje u određenom vremenu i onaj o drugom sustavu bodovanja). Iskreno mislim da to i nisu poboljšanja(jer u situaciji u kojoj osoba u zadnjoj sekundi odgvori na svaku pitanje točno će imat 10 bodova, a ona koja samo pritišće čim se pojavi pitanje(i recimo da pogodi 4 od 10) 14 bodova(4*5-6*1)). Umjesto toga bih predložio da se u listi top rezultata u slučaju da igrači imaju jednako bodova poredaju po vremenu koje im je trebalo. </text:span></text:p>
      <text:p text:style-name="P3"><text:span text:style-name="T14"/></text:p>
      <text:p text:style-name="P3"><text:span text:style-name="T14">Mislim da je ovo dovoljno teksta da se vidi koje promjene sam uveo u kod koji je osoba ranije pisala. Kao dodatne ciljeve u razvoju ovog projekta rekao bih da se još mogu ubaciti zvukovi(npr. audio gdje pas laje) uz pitanje "Koja se životinja čuje na snimci?" ili slično. Također mislim da se može ubaciti i predizbornik gdje korisnik prvo bira na kojem jeziku želi riješavati kviz.(Naravno pitanja bi bila više opće prirode jer ne očekujemo da baš Šveđani recimo znaju koji je grad na Cetini.)</text:span></text:p>
      <text:p text:style-name="P3"><text:span text:style-name="T14"/></text:p>
      <text:p text:style-name="P3"><text:span text:style-name="T14"/></text:p>
      <text:p text:style-name="P3"><text:span text:style-name="T14"/></text:p>
      <text:p text:style-name="P3"><text:span text:style-name="T1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